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0fb05a"/>
    </style:style>
    <style:style style:name="P2" style:family="paragraph" style:parent-style-name="Standard">
      <style:text-properties officeooo:paragraph-rsid="001619dc"/>
    </style:style>
    <style:style style:name="T1" style:family="text">
      <style:text-properties officeooo:rsid="000fb05a"/>
    </style:style>
    <style:style style:name="T2" style:family="text">
      <style:text-properties officeooo:rsid="000fc5f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1">T</text:span>ask 1</text:p>
      <text:p text:style-name="P1">• Create a file cse.txt with default permission</text:p>
      <text:p text:style-name="P1">• Check the permission of cse.txt</text:p>
      <text:p text:style-name="P1">• Remove write permission using symbolic code</text:p>
      <text:p text:style-name="P1">• Investigate appending content to the file</text:p>
      <text:p text:style-name="P1">• Create directory dept</text:p>
      <text:p text:style-name="P1">• Check default permission for directory dept</text:p>
      <text:p text:style-name="P1">• Remove execute permission for dept</text:p>
      <text:p text:style-name="P1">• Investigate whether it is possible to modify dept</text:p>
      <text:p text:style-name="P1"/>
      <text:p text:style-name="P1">shivanirudh@Shiva-Ideapad:~$ cat&gt;cse.txt</text:p>
      <text:p text:style-name="P1">Hello World</text:p>
      <text:p text:style-name="P1">^C</text:p>
      <text:p text:style-name="P1"/>
      <text:p text:style-name="P1">shivanirudh@Shiva-Ideapad:~$ ls -l</text:p>
      <text:p text:style-name="P1">total 76</text:p>
      <text:p text:style-name="P1">drwxr-xr-x 2 shivanirudh shivanirudh 4096 Jul 10 21:25 backups</text:p>
      <text:p text:style-name="P1">drwxr-xr-x 3 shivanirudh shivanirudh 4096 Jul 10 21:31 business</text:p>
      <text:p text:style-name="P1">-rw-r--r-- 1 shivanirudh shivanirudh <text:s text:c="2"/>12 Jul 17 23:41 cse.txt</text:p>
      <text:p text:style-name="P1">drwxr-xr-x 5 shivanirudh shivanirudh 4096 Jul 16 09:51 Desktop</text:p>
      <text:p text:style-name="P1">drwxr-xr-x 2 shivanirudh shivanirudh 4096 Jul <text:s/>5 07:41 Documents</text:p>
      <text:p text:style-name="P1">drwxr-xr-x 2 shivanirudh shivanirudh 4096 Jul 17 23:35 Downloads</text:p>
      <text:p text:style-name="P1">-rw-r--r-- 1 shivanirudh shivanirudh 8980 Jul <text:s/>5 07:20 examples.desktop</text:p>
      <text:p text:style-name="P1">drwxr-xr-x 2 shivanirudh shivanirudh 4096 Jul 10 21:27 friendly</text:p>
      <text:p text:style-name="P1">drwxr-xr-x 3 shivanirudh shivanirudh 4096 Jul 11 15:24 GitStarted</text:p>
      <text:p text:style-name="P1">drwxr-xr-x 4 shivanirudh shivanirudh 4096 Jul 10 23:44 letters</text:p>
      <text:p text:style-name="P1">drwxr-xr-x 2 shivanirudh shivanirudh 4096 Jul <text:s/>5 07:41 Music</text:p>
      <text:p text:style-name="P1">drwxr-xr-x 3 shivanirudh shivanirudh 4096 Jul 10 23:35 myname</text:p>
      <text:p text:style-name="P1">drwxr-xr-x 2 shivanirudh shivanirudh 4096 Jul <text:s/>6 09:30 Pictures</text:p>
      <text:p text:style-name="P1">drwxr-xr-x 2 shivanirudh shivanirudh 4096 Jul <text:s/>5 07:41 Public</text:p>
      <text:p text:style-name="P1">drwxr-xr-x 5 shivanirudh shivanirudh 4096 Jul 11 00:00 reports</text:p>
      <text:p text:style-name="P1">drwxr-xr-x 2 shivanirudh shivanirudh 4096 Jul <text:s/>5 07:41 Templates</text:p>
      <text:p text:style-name="P1">drwxr-xr-x 2 shivanirudh shivanirudh 4096 Jul <text:s/>5 07:41 Videos</text:p>
      <text:p text:style-name="P1"/>
      <text:p text:style-name="P1">shivanirudh@Shiva-Ideapad:~$ chmod u-w cse.txt</text:p>
      <text:p text:style-name="P1">shivanirudh@Shiva-Ideapad:~$ ls -l</text:p>
      <text:p text:style-name="P1">total 76</text:p>
      <text:p text:style-name="P1">drwxr-xr-x 2 shivanirudh shivanirudh 4096 Jul 10 21:25 backups</text:p>
      <text:p text:style-name="P1">drwxr-xr-x 3 shivanirudh shivanirudh 4096 Jul 10 21:31 business</text:p>
      <text:p text:style-name="P1">-r--r--r-- 1 shivanirudh shivanirudh <text:s text:c="2"/>12 Jul 17 23:41 cse.txt</text:p>
      <text:p text:style-name="P1">drwxr-xr-x 5 shivanirudh shivanirudh 4096 Jul 16 09:51 Desktop</text:p>
      <text:p text:style-name="P1">drwxr-xr-x 2 shivanirudh shivanirudh 4096 Jul <text:s/>5 07:41 Documents</text:p>
      <text:p text:style-name="P1">drwxr-xr-x 2 shivanirudh shivanirudh 4096 Jul 17 23:35 Downloads</text:p>
      <text:p text:style-name="P1">-rw-r--r-- 1 shivanirudh shivanirudh 8980 Jul <text:s/>5 07:20 examples.desktop</text:p>
      <text:p text:style-name="P1">drwxr-xr-x 2 shivanirudh shivanirudh 4096 Jul 10 21:27 friendly</text:p>
      <text:p text:style-name="P1">drwxr-xr-x 3 shivanirudh shivanirudh 4096 Jul 11 15:24 GitStarted</text:p>
      <text:p text:style-name="P1">drwxr-xr-x 4 shivanirudh shivanirudh 4096 Jul 10 23:44 letters</text:p>
      <text:p text:style-name="P1">drwxr-xr-x 2 shivanirudh shivanirudh 4096 Jul <text:s/>5 07:41 Music</text:p>
      <text:p text:style-name="P1">drwxr-xr-x 3 shivanirudh shivanirudh 4096 Jul 10 23:35 myname</text:p>
      <text:p text:style-name="P1">drwxr-xr-x 2 shivanirudh shivanirudh 4096 Jul <text:s/>6 09:30 Pictures</text:p>
      <text:p text:style-name="P1">drwxr-xr-x 2 shivanirudh shivanirudh 4096 Jul <text:s/>5 07:41 Public</text:p>
      <text:p text:style-name="P1">drwxr-xr-x 5 shivanirudh shivanirudh 4096 Jul 11 00:00 reports</text:p>
      <text:p text:style-name="P1"><text:soft-page-break/>drwxr-xr-x 2 shivanirudh shivanirudh 4096 Jul <text:s/>5 07:41 Templates</text:p>
      <text:p text:style-name="P1">drwxr-xr-x 2 shivanirudh shivanirudh 4096 Jul <text:s/>5 07:41 Videos</text:p>
      <text:p text:style-name="P1"/>
      <text:p text:style-name="P1">shivanirudh@Shiva-Ideapad:~$ ls -l &gt;&gt;cse.txt</text:p>
      <text:p text:style-name="P1">bash: cse.txt: Permission denied</text:p>
      <text:p text:style-name="P1"/>
      <text:p text:style-name="P1">shivanirudh@Shiva-Ideapad:~$ m<text:span text:style-name="T2">kdir</text:span> dept</text:p>
      <text:p text:style-name="P1"/>
      <text:p text:style-name="P1">shivanirudh@Shiva-Ideapad:~$ ls -l</text:p>
      <text:p text:style-name="P1">total 80</text:p>
      <text:p text:style-name="P1">drwxr-xr-x 2 shivanirudh shivanirudh 4096 Jul 10 21:25 backups</text:p>
      <text:p text:style-name="P1">drwxr-xr-x 3 shivanirudh shivanirudh 4096 Jul 10 21:31 business</text:p>
      <text:p text:style-name="P1">-r--r--r-- 1 shivanirudh shivanirudh <text:s text:c="2"/>12 Jul 17 23:41 cse.txt</text:p>
      <text:p text:style-name="P1">drwxr-xr-x 2 shivanirudh shivanirudh 4096 Jul 17 23:46 dept</text:p>
      <text:p text:style-name="P1">drwxr-xr-x 5 shivanirudh shivanirudh 4096 Jul 16 09:51 Desktop</text:p>
      <text:p text:style-name="P1">drwxr-xr-x 2 shivanirudh shivanirudh 4096 Jul <text:s/>5 07:41 Documents</text:p>
      <text:p text:style-name="P1">drwxr-xr-x 2 shivanirudh shivanirudh 4096 Jul 17 23:35 Downloads</text:p>
      <text:p text:style-name="P1">-rw-r--r-- 1 shivanirudh shivanirudh 8980 Jul <text:s/>5 07:20 examples.desktop</text:p>
      <text:p text:style-name="P1">drwxr-xr-x 2 shivanirudh shivanirudh 4096 Jul 10 21:27 friendly</text:p>
      <text:p text:style-name="P1">drwxr-xr-x 3 shivanirudh shivanirudh 4096 Jul 11 15:24 GitStarted</text:p>
      <text:p text:style-name="P1">drwxr-xr-x 4 shivanirudh shivanirudh 4096 Jul 10 23:44 letters</text:p>
      <text:p text:style-name="P1">drwxr-xr-x 2 shivanirudh shivanirudh 4096 Jul <text:s/>5 07:41 Music</text:p>
      <text:p text:style-name="P1">drwxr-xr-x 3 shivanirudh shivanirudh 4096 Jul 10 23:35 myname</text:p>
      <text:p text:style-name="P1">drwxr-xr-x 2 shivanirudh shivanirudh 4096 Jul <text:s/>6 09:30 Pictures</text:p>
      <text:p text:style-name="P1">drwxr-xr-x 2 shivanirudh shivanirudh 4096 Jul <text:s/>5 07:41 Public</text:p>
      <text:p text:style-name="P1">drwxr-xr-x 5 shivanirudh shivanirudh 4096 Jul 11 00:00 reports</text:p>
      <text:p text:style-name="P1">drwxr-xr-x 2 shivanirudh shivanirudh 4096 Jul <text:s/>5 07:41 Templates</text:p>
      <text:p text:style-name="P1">drwxr-xr-x 2 shivanirudh shivanirudh 4096 Jul <text:s/>5 07:41 Videos</text:p>
      <text:p text:style-name="P1"/>
      <text:p text:style-name="P1">shivanirudh@Shiva-Ideapad:~$ chmod u-x dept</text:p>
      <text:p text:style-name="P1">shivanirudh@Shiva-Ideapad:~$ ls -l</text:p>
      <text:p text:style-name="P1">total 80</text:p>
      <text:p text:style-name="P1">drwxr-xr-x 2 shivanirudh shivanirudh 4096 Jul 10 21:25 backups</text:p>
      <text:p text:style-name="P1">drwxr-xr-x 3 shivanirudh shivanirudh 4096 Jul 10 21:31 business</text:p>
      <text:p text:style-name="P1">-r--r--r-- 1 shivanirudh shivanirudh <text:s text:c="2"/>12 Jul 17 23:41 cse.txt</text:p>
      <text:p text:style-name="P1">drw-r-xr-x 2 shivanirudh shivanirudh 4096 Jul 17 23:46 dept</text:p>
      <text:p text:style-name="P1">drwxr-xr-x 5 shivanirudh shivanirudh 4096 Jul 16 09:51 Desktop</text:p>
      <text:p text:style-name="P1">drwxr-xr-x 2 shivanirudh shivanirudh 4096 Jul <text:s/>5 07:41 Documents</text:p>
      <text:p text:style-name="P1">drwxr-xr-x 2 shivanirudh shivanirudh 4096 Jul 17 23:35 Downloads</text:p>
      <text:p text:style-name="P1">-rw-r--r-- 1 shivanirudh shivanirudh 8980 Jul <text:s/>5 07:20 examples.desktop</text:p>
      <text:p text:style-name="P1">drwxr-xr-x 2 shivanirudh shivanirudh 4096 Jul 10 21:27 friendly</text:p>
      <text:p text:style-name="P1">drwxr-xr-x 3 shivanirudh shivanirudh 4096 Jul 11 15:24 GitStarted</text:p>
      <text:p text:style-name="P1">drwxr-xr-x 4 shivanirudh shivanirudh 4096 Jul 10 23:44 letters</text:p>
      <text:p text:style-name="P1">drwxr-xr-x 2 shivanirudh shivanirudh 4096 Jul <text:s/>5 07:41 Music</text:p>
      <text:p text:style-name="P1">drwxr-xr-x 3 shivanirudh shivanirudh 4096 Jul 10 23:35 myname</text:p>
      <text:p text:style-name="P1">drwxr-xr-x 2 shivanirudh shivanirudh 4096 Jul <text:s/>6 09:30 Pictures</text:p>
      <text:p text:style-name="P1">drwxr-xr-x 2 shivanirudh shivanirudh 4096 Jul <text:s/>5 07:41 Public</text:p>
      <text:p text:style-name="P1">drwxr-xr-x 5 shivanirudh shivanirudh 4096 Jul 11 00:00 reports</text:p>
      <text:p text:style-name="P1">drwxr-xr-x 2 shivanirudh shivanirudh 4096 Jul <text:s/>5 07:41 Templates</text:p>
      <text:p text:style-name="P1">drwxr-xr-x 2 shivanirudh shivanirudh 4096 Jul <text:s/>5 07:41 Videos</text:p>
      <text:p text:style-name="P1"/>
      <text:p text:style-name="P1">shivanirudh@Shiva-Ideapad:~$ cd dept</text:p>
      <text:p text:style-name="P1"><text:soft-page-break/>bash: cd: dept: Permission denied</text:p>
      <text:p text:style-name="P1">________________________________________________________________________________</text:p>
      <text:p text:style-name="Standard">Task 2</text:p>
      <text:p text:style-name="P1">• Use umask command to set the default permission to 700.</text:p>
      <text:p text:style-name="P1">• Create a directory SSN and check the permission is it 700? Explain why?</text:p>
      <text:p text:style-name="P1">• Give public access for the user the directory</text:p>
      <text:p text:style-name="P1">• Create a file sample.txt with some contents</text:p>
      <text:p text:style-name="P1">• Check the permission for file. Is it 600? Explain why?</text:p>
      <text:p text:style-name="P1">•Make the umask to write protected. What is the value? Explain</text:p>
      <text:p text:style-name="P1">• Create following directory structure in Desktop</text:p>
      <text:p text:style-name="P1"><text:tab/>o SSN1-&gt;college1.txt</text:p>
      <text:p text:style-name="P1"><text:tab/>o SSN2 -&gt; college2.txt</text:p>
      <text:p text:style-name="P1"><text:tab/>o SSN3-&gt;college3.txt</text:p>
      <text:p text:style-name="P1">• Check the permissions of Files and directories.</text:p>
      <text:p text:style-name="P1">• Give the write permission recursively </text:p>
      <text:p text:style-name="P1">• Check whether the permissions are applied</text:p>
      <text:p text:style-name="Standard"/>
      <text:p text:style-name="Standard"/>
      <text:p text:style-name="Standard">shivanirudh@Shiva-Ideapad:~$ umask 077</text:p>
      <text:p text:style-name="Standard"/>
      <text:p text:style-name="Standard">shivanirudh@Shiva-Ideapad:~$ mkdir SSN</text:p>
      <text:p text:style-name="Standard">shivanirudh@Shiva-Ideapad:~$ ls -l</text:p>
      <text:p text:style-name="Standard">total 92</text:p>
      <text:p text:style-name="Standard">drwxrwxrwx 2 shivanirudh shivanirudh 4096 Jul 10 21:25 backups</text:p>
      <text:p text:style-name="Standard">drwxrwxrwx 3 shivanirudh shivanirudh 4096 Jul 10 21:31 business</text:p>
      <text:p text:style-name="Standard">-rw-rw-rw- 1 shivanirudh shivanirudh <text:s text:c="2"/>12 Jul 17 23:41 cse.txt</text:p>
      <text:p text:style-name="Standard">drw-rwxrwx 2 shivanirudh shivanirudh 4096 Jul 17 23:46 dept</text:p>
      <text:p text:style-name="Standard">drwxrwxrwx 5 shivanirudh shivanirudh 4096 Jul 16 09:51 Desktop</text:p>
      <text:p text:style-name="Standard">drwxrwxrwx 2 shivanirudh shivanirudh 4096 Jul <text:s/>5 07:41 Documents</text:p>
      <text:p text:style-name="Standard">drwxrwxrwx 2 shivanirudh shivanirudh 4096 Jul 17 23:35 Downloads</text:p>
      <text:p text:style-name="Standard">-rw-rw-rw- 1 shivanirudh shivanirudh 8980 Jul <text:s/>5 07:20 examples.desktop</text:p>
      <text:p text:style-name="Standard">drwxrwxrwx 2 shivanirudh shivanirudh 4096 Jul 10 21:27 friendly</text:p>
      <text:p text:style-name="Standard">drwxrwxrwx 3 shivanirudh shivanirudh 4096 Jul 11 15:24 GitStarted</text:p>
      <text:p text:style-name="Standard">drwxrwxrwx 4 shivanirudh shivanirudh 4096 Jul 10 23:44 letters</text:p>
      <text:p text:style-name="Standard">drwxrwxrwx 2 shivanirudh shivanirudh 4096 Jul <text:s/>5 07:41 Music</text:p>
      <text:p text:style-name="Standard">drwxrwxrwx 3 shivanirudh shivanirudh 4096 Jul 10 23:35 myname</text:p>
      <text:p text:style-name="Standard">drwxrwxrwx 2 shivanirudh shivanirudh 4096 Jul <text:s/>6 09:30 Pictures</text:p>
      <text:p text:style-name="Standard">drwxrwxrwx 2 shivanirudh shivanirudh 4096 Jul <text:s/>5 07:41 Public</text:p>
      <text:p text:style-name="Standard">drwxrwxrwx 5 shivanirudh shivanirudh 4096 Jul 11 00:00 reports</text:p>
      <text:p text:style-name="Standard">drwx------ 2 shivanirudh shivanirudh 4096 Jul 18 00:07 SSN</text:p>
      <text:p text:style-name="Standard">drwxrwxrwx 2 shivanirudh shivanirudh 4096 Jul 18 00:01 SSN2</text:p>
      <text:p text:style-name="Standard">drwxrwxrwx 2 shivanirudh shivanirudh 4096 Jul 18 00:02 SSN3</text:p>
      <text:p text:style-name="Standard">drwxrwxrwx 2 shivanirudh shivanirudh 4096 Jul <text:s/>5 07:41 Templates</text:p>
      <text:p text:style-name="Standard">drwxrwxrwx 2 shivanirudh shivanirudh 4096 Jul <text:s/>5 07:41 Videos</text:p>
      <text:p text:style-name="Standard"/>
      <text:p text:style-name="Standard">shivanirudh@Shiva-Ideapad:~$ chmod u+rwx SSN</text:p>
      <text:p text:style-name="Standard"/>
      <text:p text:style-name="Standard">shivanirudh@Shiva-Ideapad:~$ cat&gt;sample.txt</text:p>
      <text:p text:style-name="Standard">Sample</text:p>
      <text:p text:style-name="Standard">^C</text:p>
      <text:p text:style-name="Standard">shivanirudh@Shiva-Ideapad:~$ ls -l</text:p>
      <text:p text:style-name="Standard">total 96</text:p>
      <text:p text:style-name="Standard"><text:soft-page-break/>drwxrwxrwx 2 shivanirudh shivanirudh 4096 Jul 10 21:25 backups</text:p>
      <text:p text:style-name="Standard">drwxrwxrwx 3 shivanirudh shivanirudh 4096 Jul 10 21:31 business</text:p>
      <text:p text:style-name="Standard">-rw-rw-rw- 1 shivanirudh shivanirudh <text:s text:c="2"/>12 Jul 17 23:41 cse.txt</text:p>
      <text:p text:style-name="Standard">drw-rwxrwx 2 shivanirudh shivanirudh 4096 Jul 17 23:46 dept</text:p>
      <text:p text:style-name="Standard">drwxrwxrwx 5 shivanirudh shivanirudh 4096 Jul 16 09:51 Desktop</text:p>
      <text:p text:style-name="Standard">drwxrwxrwx 2 shivanirudh shivanirudh 4096 Jul <text:s/>5 07:41 Documents</text:p>
      <text:p text:style-name="Standard">drwxrwxrwx 2 shivanirudh shivanirudh 4096 Jul 17 23:35 Downloads</text:p>
      <text:p text:style-name="Standard">-rw-rw-rw- 1 shivanirudh shivanirudh 8980 Jul <text:s/>5 07:20 examples.desktop</text:p>
      <text:p text:style-name="Standard">drwxrwxrwx 2 shivanirudh shivanirudh 4096 Jul 10 21:27 friendly</text:p>
      <text:p text:style-name="Standard">drwxrwxrwx 3 shivanirudh shivanirudh 4096 Jul 11 15:24 GitStarted</text:p>
      <text:p text:style-name="Standard">drwxrwxrwx 4 shivanirudh shivanirudh 4096 Jul 10 23:44 letters</text:p>
      <text:p text:style-name="Standard">drwxrwxrwx 2 shivanirudh shivanirudh 4096 Jul <text:s/>5 07:41 Music</text:p>
      <text:p text:style-name="Standard">drwxrwxrwx 3 shivanirudh shivanirudh 4096 Jul 10 23:35 myname</text:p>
      <text:p text:style-name="Standard">drwxrwxrwx 2 shivanirudh shivanirudh 4096 Jul <text:s/>6 09:30 Pictures</text:p>
      <text:p text:style-name="Standard">drwxrwxrwx 2 shivanirudh shivanirudh 4096 Jul <text:s/>5 07:41 Public</text:p>
      <text:p text:style-name="Standard">drwxrwxrwx 5 shivanirudh shivanirudh 4096 Jul 11 00:00 reports</text:p>
      <text:p text:style-name="Standard">-rw------- 1 shivanirudh shivanirudh <text:s text:c="3"/>7 Jul 18 00:09 sample.txt</text:p>
      <text:p text:style-name="Standard">drwx------ 2 shivanirudh shivanirudh 4096 Jul 18 00:07 SSN</text:p>
      <text:p text:style-name="Standard">drwxrwxrwx 2 shivanirudh shivanirudh 4096 Jul 18 00:01 SSN2</text:p>
      <text:p text:style-name="Standard">drwxrwxrwx 2 shivanirudh shivanirudh 4096 Jul 18 00:02 SSN3</text:p>
      <text:p text:style-name="Standard">drwxrwxrwx 2 shivanirudh shivanirudh 4096 Jul <text:s/>5 07:41 Templates</text:p>
      <text:p text:style-name="Standard">drwxrwxrwx 2 shivanirudh shivanirudh 4096 Jul <text:s/>5 07:41 Videos</text:p>
      <text:p text:style-name="Standard"/>
      <text:p text:style-name="Standard">shivanirudh@Shiva-Ideapad:~$ chmod 020 sample.txt</text:p>
      <text:p text:style-name="Standard">shivanirudh@Shiva-Ideapad:~$ ls -l</text:p>
      <text:p text:style-name="Standard">total 96</text:p>
      <text:p text:style-name="Standard">drwxrwxrwx 2 shivanirudh shivanirudh 4096 Jul 10 21:25 backups</text:p>
      <text:p text:style-name="Standard">drwxrwxrwx 3 shivanirudh shivanirudh 4096 Jul 10 21:31 business</text:p>
      <text:p text:style-name="Standard">-rw-rw-rw- 1 shivanirudh shivanirudh <text:s text:c="2"/>12 Jul 17 23:41 cse.txt</text:p>
      <text:p text:style-name="Standard">drw-rwxrwx 2 shivanirudh shivanirudh 4096 Jul 17 23:46 dept</text:p>
      <text:p text:style-name="Standard">drwxrwxrwx 5 shivanirudh shivanirudh 4096 Jul 16 09:51 Desktop</text:p>
      <text:p text:style-name="Standard">drwxrwxrwx 2 shivanirudh shivanirudh 4096 Jul <text:s/>5 07:41 Documents</text:p>
      <text:p text:style-name="Standard">drwxrwxrwx 2 shivanirudh shivanirudh 4096 Jul 17 23:35 Downloads</text:p>
      <text:p text:style-name="Standard">-rw-rw-rw- 1 shivanirudh shivanirudh 8980 Jul <text:s/>5 07:20 examples.desktop</text:p>
      <text:p text:style-name="Standard">drwxrwxrwx 2 shivanirudh shivanirudh 4096 Jul 10 21:27 friendly</text:p>
      <text:p text:style-name="Standard">drwxrwxrwx 3 shivanirudh shivanirudh 4096 Jul 11 15:24 GitStarted</text:p>
      <text:p text:style-name="Standard">drwxrwxrwx 4 shivanirudh shivanirudh 4096 Jul 10 23:44 letters</text:p>
      <text:p text:style-name="Standard">drwxrwxrwx 2 shivanirudh shivanirudh 4096 Jul <text:s/>5 07:41 Music</text:p>
      <text:p text:style-name="Standard">drwxrwxrwx 3 shivanirudh shivanirudh 4096 Jul 10 23:35 myname</text:p>
      <text:p text:style-name="Standard">drwxrwxrwx 2 shivanirudh shivanirudh 4096 Jul <text:s/>6 09:30 Pictures</text:p>
      <text:p text:style-name="Standard">drwxrwxrwx 2 shivanirudh shivanirudh 4096 Jul <text:s/>5 07:41 Public</text:p>
      <text:p text:style-name="Standard">drwxrwxrwx 5 shivanirudh shivanirudh 4096 Jul 11 00:00 reports</text:p>
      <text:p text:style-name="Standard">-----w---- 1 shivanirudh shivanirudh <text:s text:c="3"/>7 Jul 18 00:09 sample.txt</text:p>
      <text:p text:style-name="Standard">drwx------ 2 shivanirudh shivanirudh 4096 Jul 18 00:07 SSN</text:p>
      <text:p text:style-name="Standard">drwxrwxrwx 2 shivanirudh shivanirudh 4096 Jul 18 00:01 SSN2</text:p>
      <text:p text:style-name="Standard">drwxrwxrwx 2 shivanirudh shivanirudh 4096 Jul 18 00:02 SSN3</text:p>
      <text:p text:style-name="Standard">drwxrwxrwx 2 shivanirudh shivanirudh 4096 Jul <text:s/>5 07:41 Templates</text:p>
      <text:p text:style-name="Standard">drwxrwxrwx 2 shivanirudh shivanirudh 4096 Jul <text:s/>5 07:41 Videos</text:p>
      <text:p text:style-name="Standard"/>
      <text:p text:style-name="Standard">shivanirudh@Shiva-Ideapad:~$ mkdir SSN1</text:p>
      <text:p text:style-name="Standard">shivanirudh@Shiva-Ideapad:~$ cat&gt; SSN1/college1.txt</text:p>
      <text:p text:style-name="Standard">College 1</text:p>
      <text:p text:style-name="Standard"><text:soft-page-break/>^C</text:p>
      <text:p text:style-name="Standard">shivanirudh@Shiva-Ideapad:~$ mkdir SSN2 SSN3</text:p>
      <text:p text:style-name="Standard">shivanirudh@Shiva-Ideapad:~$ cd SSN2</text:p>
      <text:p text:style-name="Standard">shivanirudh@Shiva-Ideapad:~/SSN2$ cat&gt;college2.txt</text:p>
      <text:p text:style-name="Standard">College 2</text:p>
      <text:p text:style-name="Standard">^C</text:p>
      <text:p text:style-name="Standard">shivanirudh@Shiva-Ideapad:~/SSN2$ cat&gt;../SSN3/college3.txt</text:p>
      <text:p text:style-name="Standard">College 3</text:p>
      <text:p text:style-name="P2">^C</text:p>
      <text:p text:style-name="P2">shivanirudh@Shiva-Ideapad:~/SSN2$ cd ..</text:p>
      <text:p text:style-name="Standard">shivanirudh@Shiva-Ideapad:~$ ls -R -l</text:p>
      <text:p text:style-name="Standard">.:</text:p>
      <text:p text:style-name="Standard">total 104</text:p>
      <text:p text:style-name="Standard">drwxr-xr-x 2 shivanirudh shivanirudh 4096 Jul 10 21:25 backups</text:p>
      <text:p text:style-name="Standard">drwxr-xr-x 3 shivanirudh shivanirudh 4096 Jul 10 21:31 business</text:p>
      <text:p text:style-name="Standard">-rw------- 1 shivanirudh shivanirudh <text:s text:c="2"/>10 Jul 18 00:00 college1.txt</text:p>
      <text:p text:style-name="Standard">-r--r--r-- 1 shivanirudh shivanirudh <text:s text:c="2"/>12 Jul 17 23:41 cse.txt</text:p>
      <text:p text:style-name="Standard">drw-r-xr-x 2 shivanirudh shivanirudh 4096 Jul 17 23:46 dept</text:p>
      <text:p text:style-name="Standard">drwxr-xr-x 5 shivanirudh shivanirudh 4096 Jul 16 09:51 Desktop</text:p>
      <text:p text:style-name="Standard">drwxr-xr-x 2 shivanirudh shivanirudh 4096 Jul <text:s/>5 07:41 Documents</text:p>
      <text:p text:style-name="Standard">drwxr-xr-x 2 shivanirudh shivanirudh 4096 Jul 17 23:35 Downloads</text:p>
      <text:p text:style-name="Standard">-rw-r--r-- 1 shivanirudh shivanirudh 8980 Jul <text:s/>5 07:20 examples.desktop</text:p>
      <text:p text:style-name="Standard">drwxr-xr-x 2 shivanirudh shivanirudh 4096 Jul 10 21:27 friendly</text:p>
      <text:p text:style-name="Standard">drwxr-xr-x 3 shivanirudh shivanirudh 4096 Jul 11 15:24 GitStarted</text:p>
      <text:p text:style-name="Standard">drwxr-xr-x 4 shivanirudh shivanirudh 4096 Jul 10 23:44 letters</text:p>
      <text:p text:style-name="Standard">drwxr-xr-x 2 shivanirudh shivanirudh 4096 Jul <text:s/>5 07:41 Music</text:p>
      <text:p text:style-name="Standard">drwxr-xr-x 3 shivanirudh shivanirudh 4096 Jul 10 23:35 myname</text:p>
      <text:p text:style-name="Standard">drwxr-xr-x 2 shivanirudh shivanirudh 4096 Jul <text:s/>6 09:30 Pictures</text:p>
      <text:p text:style-name="Standard">drwxr-xr-x 2 shivanirudh shivanirudh 4096 Jul <text:s/>5 07:41 Public</text:p>
      <text:p text:style-name="Standard">drwxr-xr-x 5 shivanirudh shivanirudh 4096 Jul 11 00:00 reports</text:p>
      <text:p text:style-name="Standard">-----w---- 1 shivanirudh shivanirudh <text:s text:c="2"/>21 Jul 17 23:55 sample.txt</text:p>
      <text:p text:style-name="Standard">drwx------ 2 shivanirudh shivanirudh 4096 Jul 17 23:51 SSN</text:p>
      <text:p text:style-name="Standard">drwx------ 2 shivanirudh shivanirudh 4096 Jul 17 23:59 SSN1</text:p>
      <text:p text:style-name="Standard">drwxr-xr-x 2 shivanirudh shivanirudh 4096 Jul 18 00:01 SSN2</text:p>
      <text:p text:style-name="Standard">drwxr-xr-x 2 shivanirudh shivanirudh 4096 Jul 18 00:02 SSN3</text:p>
      <text:p text:style-name="Standard">drwxr-xr-x 2 shivanirudh shivanirudh 4096 Jul <text:s/>5 07:41 Templates</text:p>
      <text:p text:style-name="Standard">drwxr-xr-x 2 shivanirudh shivanirudh 4096 Jul <text:s/>5 07:41 Videos</text:p>
      <text:p text:style-name="Standard"/>
      <text:p text:style-name="Standard">./backups:</text:p>
      <text:p text:style-name="Standard">total 12</text:p>
      <text:p text:style-name="Standard">-rw-r--r-- 1 shivanirudh shivanirudh 67 Jul 10 21:20 hw4</text:p>
      <text:p text:style-name="Standard">-rw-r--r-- 1 shivanirudh shivanirudh 67 Jul 10 21:15 hw4.bak</text:p>
      <text:p text:style-name="Standard">-rw-r--r-- 1 shivanirudh shivanirudh 67 Jul 10 21:15 hw4HL</text:p>
      <text:p text:style-name="Standard">lrwxrwxrwx 1 shivanirudh shivanirudh <text:s/>3 Jul 10 21:20 hw4SL -&gt; hw4</text:p>
      <text:p text:style-name="Standard"/>
      <text:p text:style-name="Standard">./business:</text:p>
      <text:p text:style-name="Standard">total 4</text:p>
      <text:p text:style-name="Standard">drwxr-xr-x 2 shivanirudh shivanirudh 4096 Jul 10 21:30 formal</text:p>
      <text:p text:style-name="Standard"/>
      <text:p text:style-name="Standard">./business/formal:</text:p>
      <text:p text:style-name="Standard">total 8</text:p>
      <text:p text:style-name="Standard">-rw-r--r-- 1 shivanirudh shivanirudh 87 Jul 10 21:29 formal.1</text:p>
      <text:p text:style-name="Standard"><text:soft-page-break/>-rw-r--r-- 1 shivanirudh shivanirudh 85 Jul 10 21:30 formal.2</text:p>
      <text:p text:style-name="Standard"/>
      <text:p text:style-name="Standard">./dept:</text:p>
      <text:p text:style-name="Standard">total 0</text:p>
      <text:p text:style-name="Standard"/>
      <text:p text:style-name="Standard">./Desktop:</text:p>
      <text:p text:style-name="Standard">total 12</text:p>
      <text:p text:style-name="Standard">drwxr-xr-x 5 shivanirudh shivanirudh 4096 Jul 17 08:57 DS</text:p>
      <text:p text:style-name="Standard">drwxrwxr-x 5 shivanirudh shivanirudh 4096 Jul 17 08:49 OOP-JAVA</text:p>
      <text:p text:style-name="Standard">drwxrwxr-x 6 shivanirudh shivanirudh 4096 Jul 17 23:35 UNIX</text:p>
      <text:p text:style-name="Standard"/>
      <text:p text:style-name="Standard">./Desktop/DS:</text:p>
      <text:p text:style-name="Standard">total 12</text:p>
      <text:p text:style-name="Standard">-rw-rw-r-- 1 shivanirudh shivanirudh 2766 Jul 16 09:41 Applications.c</text:p>
      <text:p text:style-name="Standard">drwxr-xr-x 2 shivanirudh shivanirudh 4096 Jul 17 08:57 ClassPractice</text:p>
      <text:p text:style-name="Standard">drwxr-xr-x 2 shivanirudh shivanirudh 4096 Jul 17 23:35 PolynomialManipulation</text:p>
      <text:p text:style-name="Standard"/>
      <text:p text:style-name="Standard">./Desktop/DS/ClassPractice:</text:p>
      <text:p text:style-name="Standard">total 8</text:p>
      <text:p text:style-name="Standard">-rw-r--r-- 1 shivanirudh shivanirudh 927 Jul 11 19:59 BalancedSymbols.c</text:p>
      <text:p text:style-name="Standard">-rw-r--r-- 1 shivanirudh shivanirudh 969 Jul 11 20:05 BalancedSymbolsWithData.c</text:p>
      <text:p text:style-name="Standard"/>
      <text:p text:style-name="Standard">./Desktop/DS/PolynomialManipulation:</text:p>
      <text:p text:style-name="Standard">total 36</text:p>
      <text:p text:style-name="Standard">-rw-r--r-- 1 shivanirudh shivanirudh <text:s/>1898 Jul 17 23:24 <text:s/>polyAppl.c</text:p>
      <text:p text:style-name="Standard">-rw-r--r-- 1 shivanirudh shivanirudh <text:s/>4101 Jul 17 23:13 <text:s/>polyImpl.h</text:p>
      <text:p text:style-name="Standard">-rw-r--r-- 1 shivanirudh shivanirudh <text:s text:c="2"/>893 Jul 17 22:39 <text:s/>PolyProto.h</text:p>
      <text:p text:style-name="Standard">-rw-rw-r-- 1 shivanirudh shivanirudh 18646 Jul 17 08:50 'Prog_Assign2-Polynomial Manipulation.docx'</text:p>
      <text:p text:style-name="Standard"/>
      <text:p text:style-name="Standard">./Desktop/OOP-JAVA:</text:p>
      <text:p text:style-name="Standard">total 8</text:p>
      <text:p text:style-name="Standard">drwxr-xr-x 2 shivanirudh shivanirudh 4096 Jul 16 14:48 Arrays</text:p>
      <text:p text:style-name="Standard">drwxr-xr-x 2 shivanirudh shivanirudh 4096 Jul 17 08:49 ClassPractice</text:p>
      <text:p text:style-name="Standard"/>
      <text:p text:style-name="Standard">./Desktop/OOP-JAVA/Arrays:</text:p>
      <text:p text:style-name="Standard">total 20</text:p>
      <text:p text:style-name="Standard">-rw-r--r-- 1 shivanirudh shivanirudh 1194 Jul 16 14:29 ArraySort.java</text:p>
      <text:p text:style-name="Standard">-rw-r--r-- 1 shivanirudh shivanirudh 1104 Jul 16 14:32 Frequency.java</text:p>
      <text:p text:style-name="Standard">-rw-r--r-- 1 shivanirudh shivanirudh 5528 Jul 16 14:31 Matrix.java</text:p>
      <text:p text:style-name="Standard">-rw-r--r-- 1 shivanirudh shivanirudh 1840 Jul 16 14:30 Searching.java</text:p>
      <text:p text:style-name="Standard"/>
      <text:p text:style-name="Standard">./Desktop/OOP-JAVA/ClassPractice:</text:p>
      <text:p text:style-name="Standard">total 20</text:p>
      <text:p text:style-name="Standard">-rw-r--r-- 1 shivanirudh shivanirudh 1367 Jul 16 14:45 CharToString.class</text:p>
      <text:p text:style-name="Standard">-rw-r--r-- 1 shivanirudh shivanirudh <text:s/>425 Jul 16 14:45 CharToString.java</text:p>
      <text:p text:style-name="Standard">-rw-r--r-- 1 shivanirudh shivanirudh 1430 Jul 17 08:38 NonDupChar.class</text:p>
      <text:p text:style-name="Standard">-rw-r--r-- 1 shivanirudh shivanirudh <text:s/>633 Jul 17 08:37 NonDupChar.java</text:p>
      <text:p text:style-name="Standard">-rw-r--r-- 1 shivanirudh shivanirudh <text:s/>211 Jul 17 08:48 Palindrome.java</text:p>
      <text:p text:style-name="Standard"/>
      <text:p text:style-name="Standard">./Desktop/UNIX:</text:p>
      <text:p text:style-name="Standard">total 12</text:p>
      <text:p text:style-name="Standard"><text:soft-page-break/>drwxr-xr-x 2 shivanirudh shivanirudh 4096 Jul 16 09:34 Assignment1</text:p>
      <text:p text:style-name="Standard">drwxr-xr-x 2 shivanirudh shivanirudh 4096 Jul 16 09:34 Assignment2</text:p>
      <text:p text:style-name="Standard">drwxr-xr-x 2 shivanirudh shivanirudh 4096 Jul 17 23:50 FilePermissions</text:p>
      <text:p text:style-name="Standard"/>
      <text:p text:style-name="Standard">./Desktop/UNIX/Assignment1:</text:p>
      <text:p text:style-name="Standard">total 44</text:p>
      <text:p text:style-name="Standard">-rw-r--r-- 1 shivanirudh shivanirudh 25508 Jul <text:s/>9 02:05 'Assignment - 1 - Basic commands.pdf'</text:p>
      <text:p text:style-name="Standard">-rw-r--r-- 1 shivanirudh shivanirudh 13316 Jul 10 23:42 'Basic commands.docx'</text:p>
      <text:p text:style-name="Standard"/>
      <text:p text:style-name="Standard">./Desktop/UNIX/Assignment2:</text:p>
      <text:p text:style-name="Standard">total 88</text:p>
      <text:p text:style-name="Standard">-rw-r--r-- 1 shivanirudh shivanirudh 78224 Jul <text:s/>9 02:06 'Assignment - 2 - File system.pdf'</text:p>
      <text:p text:style-name="Standard">-rw-rw-r-- 1 shivanirudh shivanirudh <text:s/>7222 Jul 10 21:32 'File System.docx'</text:p>
      <text:p text:style-name="Standard"/>
      <text:p text:style-name="Standard">./Desktop/UNIX/FilePermissions:</text:p>
      <text:p text:style-name="Standard">total 88</text:p>
      <text:p text:style-name="Standard">-rw-rw-r-- 1 shivanirudh shivanirudh 68350 Jul 17 23:34 'Assignment - 3 - File permission.pdf'</text:p>
      <text:p text:style-name="Standard">-rw-rw-r-- 1 shivanirudh shivanirudh 20126 Jul 17 23:50 <text:s/>FilePermissions.odt</text:p>
      <text:p text:style-name="Standard"/>
      <text:p text:style-name="Standard">./Documents:</text:p>
      <text:p text:style-name="Standard">total 0</text:p>
      <text:p text:style-name="Standard"/>
      <text:p text:style-name="Standard">./Downloads:</text:p>
      <text:p text:style-name="Standard">total 1276</text:p>
      <text:p text:style-name="Standard">-rw-rw-r-- 1 shivanirudh shivanirudh 1305150 Jul 12 15:48 quiz.pdf</text:p>
      <text:p text:style-name="Standard"/>
      <text:p text:style-name="Standard">./friendly:</text:p>
      <text:p text:style-name="Standard">total 4</text:p>
      <text:p text:style-name="Standard">-rw-r--r-- 1 shivanirudh shivanirudh 18 Jul 10 21:26 friend.1</text:p>
      <text:p text:style-name="Standard"/>
      <text:p text:style-name="Standard">./GitStarted:</text:p>
      <text:p text:style-name="Standard">total 1632</text:p>
      <text:p text:style-name="Standard">-rw-r--r-- 1 shivanirudh shivanirudh <text:s/>100194 Jul 11 15:10 CheatSheet.pdf</text:p>
      <text:p text:style-name="Standard">-rw-r--r-- 1 shivanirudh shivanirudh <text:s/>377767 Jul 11 15:10 CheatSheetTrain.pdf</text:p>
      <text:p text:style-name="Standard">-rw-r--r-- 1 shivanirudh shivanirudh <text:s text:c="2"/>84417 Jul 11 15:10 Flow.pdf</text:p>
      <text:p text:style-name="Standard">-rw-r--r-- 1 shivanirudh shivanirudh 1091846 Jul 11 15:10 Markdown.pdf</text:p>
      <text:p text:style-name="Standard">-rw-r--r-- 1 shivanirudh shivanirudh <text:s text:c="4"/>233 Jul 11 15:24 Names.md</text:p>
      <text:p text:style-name="Standard">-rw-r--r-- 1 shivanirudh shivanirudh <text:s text:c="3"/>2349 Jul 11 15:10 README.md</text:p>
      <text:p text:style-name="Standard"/>
      <text:p text:style-name="Standard">./letters:</text:p>
      <text:p text:style-name="Standard">total 8</text:p>
      <text:p text:style-name="Standard">drwxr-xr-x 2 shivanirudh shivanirudh 4096 Jul 10 23:44 formal</text:p>
      <text:p text:style-name="Standard">drwxr-xr-x 2 shivanirudh shivanirudh 4096 Jul 10 23:44 friendly</text:p>
      <text:p text:style-name="Standard"/>
      <text:p text:style-name="Standard">./letters/formal:</text:p>
      <text:p text:style-name="Standard">total 0</text:p>
      <text:p text:style-name="Standard"/>
      <text:p text:style-name="Standard">./letters/friendly:</text:p>
      <text:p text:style-name="Standard">total 0</text:p>
      <text:p text:style-name="Standard"/>
      <text:p text:style-name="Standard">./Music:</text:p>
      <text:p text:style-name="Standard">total 0</text:p>
      <text:p text:style-name="Standard"><text:soft-page-break/></text:p>
      <text:p text:style-name="Standard">./myname:</text:p>
      <text:p text:style-name="Standard">total 4</text:p>
      <text:p text:style-name="Standard">drwxr-xr-x 2 shivanirudh shivanirudh 4096 Jul 10 23:40 junk</text:p>
      <text:p text:style-name="Standard"/>
      <text:p text:style-name="Standard">./myname/junk:</text:p>
      <text:p text:style-name="Standard">total 0</text:p>
      <text:p text:style-name="Standard"/>
      <text:p text:style-name="Standard">./Pictures:</text:p>
      <text:p text:style-name="Standard">total 0</text:p>
      <text:p text:style-name="Standard"/>
      <text:p text:style-name="Standard">./Public:</text:p>
      <text:p text:style-name="Standard">total 0</text:p>
      <text:p text:style-name="Standard"/>
      <text:p text:style-name="Standard">./reports:</text:p>
      <text:p text:style-name="Standard">total 12</text:p>
      <text:p text:style-name="Standard">-rw-r--r-- 1 shivanirudh shivanirudh <text:s text:c="3"/>0 Jul 10 23:59 assignment</text:p>
      <text:p text:style-name="Standard">drwxr-xr-x 2 shivanirudh shivanirudh 4096 Jul 10 23:45 business</text:p>
      <text:p text:style-name="Standard">drwxr-xr-x 2 shivanirudh shivanirudh 4096 Jul 10 23:45 personal</text:p>
      <text:p text:style-name="Standard">drwxr-xr-x 2 shivanirudh shivanirudh 4096 Jul 10 23:45 school</text:p>
      <text:p text:style-name="Standard"/>
      <text:p text:style-name="Standard">./reports/business:</text:p>
      <text:p text:style-name="Standard">total 0</text:p>
      <text:p text:style-name="Standard"/>
      <text:p text:style-name="Standard">./reports/personal:</text:p>
      <text:p text:style-name="Standard">total 0</text:p>
      <text:p text:style-name="Standard"/>
      <text:p text:style-name="Standard">./reports/school:</text:p>
      <text:p text:style-name="Standard">total 0</text:p>
      <text:p text:style-name="Standard"/>
      <text:p text:style-name="Standard">./SSN:</text:p>
      <text:p text:style-name="Standard">total 0</text:p>
      <text:p text:style-name="Standard"/>
      <text:p text:style-name="Standard">./SSN1:</text:p>
      <text:p text:style-name="Standard">total 0</text:p>
      <text:p text:style-name="Standard"/>
      <text:p text:style-name="Standard">./SSN2:</text:p>
      <text:p text:style-name="Standard">total 4</text:p>
      <text:p text:style-name="Standard">-rw-r--r-- 1 shivanirudh shivanirudh 10 Jul 18 00:01 college2.txt</text:p>
      <text:p text:style-name="Standard"/>
      <text:p text:style-name="Standard">./SSN3:</text:p>
      <text:p text:style-name="Standard">total 4</text:p>
      <text:p text:style-name="Standard">-rw-r--r-- 1 shivanirudh shivanirudh 10 Jul 18 00:02 college3.txt</text:p>
      <text:p text:style-name="Standard"/>
      <text:p text:style-name="Standard">./Templates:</text:p>
      <text:p text:style-name="Standard">total 0</text:p>
      <text:p text:style-name="Standard"/>
      <text:p text:style-name="Standard">./Videos:</text:p>
      <text:p text:style-name="Standard">total 0</text:p>
      <text:p text:style-name="Standard">shivanirudh@Shiva-Ideapad:~$ chmod -R -w-</text:p>
      <text:p text:style-name="Standard">chmod: missing operand</text:p>
      <text:p text:style-name="Standard">Try 'chmod --help' for more information.</text:p>
      <text:p text:style-name="Standard"><text:soft-page-break/>shivanirudh@Shiva-Ideapad:~$ chmod -R a+w</text:p>
      <text:p text:style-name="Standard">chmod: missing operand after ‘a+w’</text:p>
      <text:p text:style-name="Standard">Try 'chmod --help' for more information.</text:p>
      <text:p text:style-name="Standard">shivanirudh@Shiva-Ideapad:~$ chmod -R a+w *</text:p>
      <text:p text:style-name="Standard">shivanirudh@Shiva-Ideapad:~$ ls -l</text:p>
      <text:p text:style-name="Standard">total 104</text:p>
      <text:p text:style-name="Standard">drwxrwxrwx 2 shivanirudh shivanirudh 4096 Jul 10 21:25 backups</text:p>
      <text:p text:style-name="Standard">drwxrwxrwx 3 shivanirudh shivanirudh 4096 Jul 10 21:31 business</text:p>
      <text:p text:style-name="Standard">-rw--w--w- 1 shivanirudh shivanirudh <text:s text:c="2"/>10 Jul 18 00:00 college1.txt</text:p>
      <text:p text:style-name="Standard">-rw-rw-rw- 1 shivanirudh shivanirudh <text:s text:c="2"/>12 Jul 17 23:41 cse.txt</text:p>
      <text:p text:style-name="Standard">drw-rwxrwx 2 shivanirudh shivanirudh 4096 Jul 17 23:46 dept</text:p>
      <text:p text:style-name="Standard">drwxrwxrwx 5 shivanirudh shivanirudh 4096 Jul 16 09:51 Desktop</text:p>
      <text:p text:style-name="Standard">drwxrwxrwx 2 shivanirudh shivanirudh 4096 Jul <text:s/>5 07:41 Documents</text:p>
      <text:p text:style-name="Standard">drwxrwxrwx 2 shivanirudh shivanirudh 4096 Jul 17 23:35 Downloads</text:p>
      <text:p text:style-name="Standard">-rw-rw-rw- 1 shivanirudh shivanirudh 8980 Jul <text:s/>5 07:20 examples.desktop</text:p>
      <text:p text:style-name="Standard">drwxrwxrwx 2 shivanirudh shivanirudh 4096 Jul 10 21:27 friendly</text:p>
      <text:p text:style-name="Standard">drwxrwxrwx 3 shivanirudh shivanirudh 4096 Jul 11 15:24 GitStarted</text:p>
      <text:p text:style-name="Standard">drwxrwxrwx 4 shivanirudh shivanirudh 4096 Jul 10 23:44 letters</text:p>
      <text:p text:style-name="Standard">drwxrwxrwx 2 shivanirudh shivanirudh 4096 Jul <text:s/>5 07:41 Music</text:p>
      <text:p text:style-name="Standard">drwxrwxrwx 3 shivanirudh shivanirudh 4096 Jul 10 23:35 myname</text:p>
      <text:p text:style-name="Standard">drwxrwxrwx 2 shivanirudh shivanirudh 4096 Jul <text:s/>6 09:30 Pictures</text:p>
      <text:p text:style-name="Standard">drwxrwxrwx 2 shivanirudh shivanirudh 4096 Jul <text:s/>5 07:41 Public</text:p>
      <text:p text:style-name="Standard">drwxrwxrwx 5 shivanirudh shivanirudh 4096 Jul 11 00:00 reports</text:p>
      <text:p text:style-name="Standard">--w--w--w- 1 shivanirudh shivanirudh <text:s text:c="2"/>21 Jul 17 23:55 sample.txt</text:p>
      <text:p text:style-name="Standard">drwx-w--w- 2 shivanirudh shivanirudh 4096 Jul 17 23:51 SSN</text:p>
      <text:p text:style-name="Standard">drwx-w--w- 2 shivanirudh shivanirudh 4096 Jul 17 23:59 SSN1</text:p>
      <text:p text:style-name="Standard">drwxrwxrwx 2 shivanirudh shivanirudh 4096 Jul 18 00:01 SSN2</text:p>
      <text:p text:style-name="Standard">drwxrwxrwx 2 shivanirudh shivanirudh 4096 Jul 18 00:02 SSN3</text:p>
      <text:p text:style-name="Standard">drwxrwxrwx 2 shivanirudh shivanirudh 4096 Jul <text:s/>5 07:41 Templates</text:p>
      <text:p text:style-name="Standard">drwxrwxrwx 2 shivanirudh shivanirudh 4096 Jul <text:s/>5 07:41 Videos</text:p>
      <text:p text:style-name="Standard">shivanirudh@Shiva-Ideapad:~$ 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7T23:35:23.912966324</meta:creation-date>
    <dc:date>2019-07-18T00:15:31.472035066</dc:date>
    <meta:editing-duration>PT19M56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9" meta:paragraph-count="394" meta:word-count="2658" meta:character-count="18691" meta:non-whitespace-character-count="16355"/>
  </office:meta>
</office:document-meta>
</file>